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DriverDelegate.selectPausedTrigger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Calendar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Cron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calendarExists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JobDetail( Connection conn , JobDetail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DriverDelegate.QuartzDriverDelegate( Logger logger , ServiceManager manager , Context context , DriverDelegat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DriverDelegate.updateTriggerState( Connection conn , String triggerName , String groupName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FromOtherStatesBeforeTime( Connection conn , String newState , String oldState1 , String oldState2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( Connection conn , Trigger trigger , String state ,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sTriggerGroupPaused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JobListeners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Blob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In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TriggersFor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MisfiredTriggersInState( Connection conn , String state ,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SchedulerState( Connection conn , String instanceId , long checkInTime , String re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removeTransientData( JobDetail jo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DriverDelegate.selectJob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VolatileFired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FiredTriggers( Connection conn , Stri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CronTrigger( Connection conn , Cron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ForTrigger( Connection conn , String triggerName , String groupName , ClassLoadHelper load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SchedulerState( Connection conn , String instanceId , long checkInTime , long interval , String re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FiredTrigger( Connection conn , Trigger trigger , String state ,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sExisting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Calendar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Trigger( Connection conn , Trigger trigger , String state ,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calendarIsReferenced( Connection conn , String calend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MisfiredTriggers( Connection conn ,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Calenda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FromOtherState( Connection conn , String triggerName , String groupName , String newState , String ol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sForJob( Connection conn , String jobName , String groupName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Listener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SchedulerState( Connection conn , Stri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ForFireTime( Connection conn , long fir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TriggerListener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MisfiredTriggersInGroupInState( Connection conn , String groupName , String state ,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TriggerListener( Connection conn , Trigger trigger , String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SimpleTrigger( Connection conn , Simple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Paused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JobDetail( Connection conn , JobDetail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DriverDelegate.insertPaused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FiredTrigger( Connection conn , String ent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tate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JobListener( Connection conn , JobDetail job , String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Listeners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VolatileJob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Job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Volatile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CronTrigger( Connection conn , Cron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JobData( Connection conn , JobDetail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DriverDelegate.selectFiredTriggerRecordsBy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SchedulerStateRecords( Connection conn , Stri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StatefulJobsOfTrigger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sJobStateful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JobDataMap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GroupStateFromOtherState( Connection conn , String groupName , String newState , String ol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Simple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Calendar( Connection conn , String calendarName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tatu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triggerExist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BlobTrigger( Connection conn ,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Fired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InstancesFiredTriggerRecords( Connection conn , String instan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ForRecoveringJob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AllPausedTriggerGroup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SimpleTrigger( Connection conn , Simple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sFromOtherStates( Connection conn , String newState , String oldState1 , String old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GroupStateFromOtherStates( Connection conn , String groupName , String newState , String oldState1 , String oldState2 , String oldStat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For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InState( Connection conn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ExecutionCount( Connection conn , String jobName , String job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extFireTime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sForJobFromOtherState( Connection conn , String jobName , String groupName , String state , String ol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updateTriggerStateFromOtherStates( Connection conn , String triggerName , String groupName , String newState , String oldState1 , String oldState2 , String oldStat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sInGroup( Connection conn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deleteJobDetail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sForCalendar( Connection conn , String 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NamesForJob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insertBlobTrigger( Connection conn ,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Trigger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jobExists( Connection conn , String job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Calenda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FiredTriggerRecords( Connection conn , String trigger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NumTriggers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DriverDelegate.selectJobDetail( Connection conn , String jobName , String groupName , ClassLoadHelper load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rtzDriverDelegate.insertCalendar( Connection conn , String calendarName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